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image/png" manifest:full-path="Pictures/367.png" manifest:version="1.2"/>
  <manifest:file-entry manifest:media-type="image/png" manifest:full-path="Pictures/366.png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image/png" manifest:full-path="Pictures/355.png" manifest:version="1.2"/>
  <manifest:file-entry manifest:media-type="image/png" manifest:full-path="Pictures/354.png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image/png" manifest:full-path="Pictures/331.png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application/xml" manifest:full-path="Formula-321/settings.xml" manifest:version="1.2"/>
  <manifest:file-entry manifest:media-type="application/xml" manifest:full-path="Formula-321/content.xml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</style:style>
    <style:style style:name="P1213" style:family="paragraph" style:parent-style-name="Text_20_body" style:list-style-name="L346">
      <style:paragraph-properties fo:margin-top="0in" fo:margin-bottom="0in"/>
    </style:style>
    <style:style style:name="P1214" style:family="paragraph" style:parent-style-name="Text_20_body" style:list-style-name="L347">
      <style:paragraph-properties fo:margin-top="0in" fo:margin-bottom="0in"/>
    </style:style>
    <style:style style:name="P1215" style:family="paragraph" style:parent-style-name="Text_20_body" style:list-style-name="L348">
    </style:style>
    <style:style style:name="P1216" style:family="paragraph" style:parent-style-name="Text_20_body" style:list-style-name="L349">
      <style:paragraph-properties fo:margin-top="0in" fo:margin-bottom="0in"/>
    </style:style>
    <style:style style:name="P1217" style:family="paragraph" style:parent-style-name="Text_20_body" style:list-style-name="L350">
      <style:paragraph-properties fo:margin-top="0in" fo:margin-bottom="0in"/>
    </style:style>
    <style:style style:name="P1218" style:family="paragraph" style:parent-style-name="Text_20_body" style:list-style-name="L351">
      <style:paragraph-properties fo:margin-top="0in" fo:margin-bottom="0in"/>
    </style:style>
    <style:style style:name="P1219" style:family="paragraph" style:parent-style-name="Text_20_body" style:list-style-name="L352">
      <style:paragraph-properties fo:margin-top="0in" fo:margin-bottom="0in"/>
    </style:style>
    <style:style style:name="P1220" style:family="paragraph" style:parent-style-name="Text_20_body" style:list-style-name="L353">
      <style:paragraph-properties fo:margin-top="0in" fo:margin-bottom="0in"/>
    </style:style>
    <style:style style:name="P1221" style:family="paragraph" style:parent-style-name="Text_20_body" style:list-style-name="L354">
      <style:paragraph-properties fo:margin-top="0in" fo:margin-bottom="0in"/>
    </style:style>
    <style:style style:name="P1222" style:family="paragraph" style:parent-style-name="Text_20_body" style:list-style-name="L355">
      <style:paragraph-properties fo:margin-top="0in" fo:margin-bottom="0in"/>
    </style:style>
    <style:style style:name="P1223" style:family="paragraph" style:parent-style-name="Text_20_body" style:list-style-name="L356">
      <style:paragraph-properties fo:margin-top="0in" fo:margin-bottom="0in"/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7">
      <style:paragraph-properties fo:margin-top="0in" fo:margin-bottom="0in"/>
    </style:style>
    <style:style style:name="P1253" style:family="paragraph" style:parent-style-name="Text_20_body" style:list-style-name="L358">
      <style:paragraph-properties fo:margin-top="0in" fo:margin-bottom="0in"/>
    </style:style>
    <style:style style:name="P1254" style:family="paragraph" style:parent-style-name="Text_20_body" style:list-style-name="L359">
      <style:paragraph-properties fo:margin-top="0in" fo:margin-bottom="0in"/>
    </style:style>
    <style:style style:name="P1255" style:family="paragraph" style:parent-style-name="Text_20_body" style:list-style-name="L360">
      <style:paragraph-properties fo:margin-top="0in" fo:margin-bottom="0in"/>
    </style:style>
    <style:style style:name="P1256" style:family="paragraph" style:parent-style-name="Text_20_body" style:list-style-name="L361">
      <style:paragraph-properties fo:margin-top="0in" fo:margin-bottom="0in"/>
    </style:style>
    <style:style style:name="P1257" style:family="paragraph" style:parent-style-name="Text_20_body" style:list-style-name="L362">
      <style:paragraph-properties fo:margin-top="0in" fo:margin-bottom="0in"/>
    </style:style>
    <style:style style:name="P1258" style:family="paragraph" style:parent-style-name="Text_20_body" style:list-style-name="L363">
      <style:paragraph-properties fo:margin-top="0in" fo:margin-bottom="0in"/>
    </style:style>
    <style:style style:name="P1259" style:family="paragraph" style:parent-style-name="Text_20_body" style:list-style-name="L364">
      <style:paragraph-properties fo:margin-top="0in" fo:margin-bottom="0in"/>
    </style:style>
    <style:style style:name="P1260" style:family="paragraph" style:parent-style-name="Text_20_body" style:list-style-name="L365">
    </style:style>
    <style:style style:name="P1261" style:family="paragraph" style:parent-style-name="Text_20_body" style:list-style-name="L366">
      <style:paragraph-properties fo:margin-top="0in" fo:margin-bottom="0in"/>
    </style:style>
    <style:style style:name="P1262" style:family="paragraph" style:parent-style-name="Text_20_body" style:list-style-name="L367">
      <style:paragraph-properties fo:margin-top="0in" fo:margin-bottom="0in"/>
    </style:style>
    <style:style style:name="P1263" style:family="paragraph" style:parent-style-name="Text_20_body" style:list-style-name="L36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1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  <text:list-item>
          <text:p text:style-name="P1211">Quando realizamos um ajuste por regressão linear observamos o gráfico de dispersão, o coeficiente de correlação e o valor de <draw:frame draw:style-name="fr1" text:anchor-type="as-char"><draw:object xlink:href="Formula-307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5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09/" xlink:type="simple" xlink:show="embed" xlink:actuate="onLoad"/></draw:frame></text:p>
          <text:p text:style-name="Text_20_body">Onde,<text:line-break/><draw:frame draw:style-name="fr1" text:anchor-type="as-char"><draw:object xlink:href="Formula-311/" xlink:type="simple" xlink:show="embed" xlink:actuate="onLoad"/></draw:frame> é o intercepto<text:line-break/><draw:frame draw:style-name="fr1" text:anchor-type="as-char"><draw:object xlink:href="Formula-313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5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P1212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6">
        <text:list-item>
          <text:p text:style-name="P1213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13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2" svg:width="469.5652173913044pt" svg:height="127.38461538461539pt"><draw:image xlink:href="Pictures/319.png" xlink:type="simple" xlink:show="embed" xlink:actuate="onLoad"/></draw:frame></text:p>
      <text:p text:style-name="FigureCaption">Correlações fortes e fracas</text:p>
      <text:list text:style-name="L347">
        <text:list-item>
          <text:p text:style-name="P1214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14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3" svg:width="417.47899159663865pt" svg:height="389.6470588235294pt"><draw:image xlink:href="Pictures/320.png" xlink:type="simple" xlink:show="embed" xlink:actuate="onLoad"/></draw:frame></text:p>
      <text:p text:style-name="FigureCaption">Tipos de Correlação</text:p>
      <text:list text:style-name="L348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3/" xlink:type="simple" xlink:show="embed" xlink:actuate="onLoad"/></draw:frame> é o número de registros/linhas.<text:line-break/><draw:frame draw:style-name="fr1" text:anchor-type="as-char"><draw:object xlink:href="Formula-325/" xlink:type="simple" xlink:show="embed" xlink:actuate="onLoad"/></draw:frame> é o vetor x.<text:line-break/><draw:frame draw:style-name="fr1" text:anchor-type="as-char"><draw:object xlink:href="Formula-327/" xlink:type="simple" xlink:show="embed" xlink:actuate="onLoad"/></draw:frame> é o vetor y.<text:line-break/><draw:frame draw:style-name="fr1" text:anchor-type="as-char"><draw:object xlink:href="Formula-329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4" svg:width="288.0pt" svg:height="116.16806722689076pt"><draw:image xlink:href="Pictures/331.png" xlink:type="simple" xlink:show="embed" xlink:actuate="onLoad"/></draw:frame></text:p>
      <text:p text:style-name="FigureCaption">Tabela de correlação linear</text:p>
      <text:list text:style-name="L349">
        <text:list-item>
          <text:p text:style-name="P1216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0">
        <text:list-item>
          <text:p text:style-name="P1217">O <draw:frame draw:style-name="fr1" text:anchor-type="as-char"><draw:object xlink:href="Formula-332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1">
            <text:list-item>
              <text:p text:style-name="P1218"><draw:frame draw:style-name="fr1" text:anchor-type="as-char"><draw:object xlink:href="Formula-334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18"><draw:frame draw:style-name="fr1" text:anchor-type="as-char"><draw:object xlink:href="Formula-336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38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17">Valores baixos de <draw:frame draw:style-name="fr1" text:anchor-type="as-char"><draw:object xlink:href="Formula-340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2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2">
        <text:list-item>
          <text:p text:style-name="P1219">Principais argumentos do gráfico de dispersão com linhas de tendência:<text:line-break/></text:p>
          <text:list text:style-name="L353">
            <text:list-item>
              <text:p text:style-name="P1220"><text:span text:style-name="Source_Text">geom_point()</text:span><text:line-break/>Adiciona a camada de gráfico de pontos (os pontos).<text:line-break/></text:p>
            </text:list-item>
            <text:list-item>
              <text:p text:style-name="P1220"><text:span text:style-name="Source_Text">geom_smooth()</text:span><text:line-break/></text:p>
              <text:list text:style-name="L354">
                <text:list-item>
                  <text:p text:style-name="P1221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20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20"><text:span text:style-name="Source_Text">summary(model)</text:span><text:line-break/>Retorna resumos matemáticos da classe do argumento.<text:line-break/></text:p>
              <text:list text:style-name="L355">
                <text:list-item>
                  <text:p text:style-name="P1222"><text:span text:style-name="Source_Text">summary(model)$coefficients[2]</text:span><text:line-break/>Retorna o <text:span text:style-name="T1">intercepto</text:span> (<draw:frame draw:style-name="fr1" text:anchor-type="as-char"><draw:object xlink:href="Formula-344/" xlink:type="simple" xlink:show="embed" xlink:actuate="onLoad"/></draw:frame>) da reta de regressão linear (<draw:frame draw:style-name="fr1" text:anchor-type="as-char"><draw:object xlink:href="Formula-346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coefficients[1]</text:span><text:line-break/>Retorna o <text:span text:style-name="T1">coeficiente angular</text:span> (<draw:frame draw:style-name="fr1" text:anchor-type="as-char"><draw:object xlink:href="Formula-348/" xlink:type="simple" xlink:show="embed" xlink:actuate="onLoad"/></draw:frame>) da reta de regressão linear (<draw:frame draw:style-name="fr1" text:anchor-type="as-char"><draw:object xlink:href="Formula-350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r.squared</text:span><text:line-break/>Retorna o <text:span text:style-name="T1">coeficiente de determinação</text:span> (<draw:frame draw:style-name="fr1" text:anchor-type="as-char"><draw:object xlink:href="Formula-352/" xlink:type="simple" xlink:show="embed" xlink:actuate="onLoad"/></draw:frame>) da regressão linear.<text:line-break/></text:p>
                </text:list-item>
                <text:list-item>
                  <text:p text:style-name="P1222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6">
        <text:list-item>
          <text:p text:style-name="P1223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24">#Plotagem</text:p>
      <text:p text:style-name="P1225">ggplot(df, aes(x, y, color = ""))+</text:p>
      <text:p text:style-name="P1226"><text:s text:c="2"/>geom_point()+</text:p>
      <text:p text:style-name="P1227"><text:s text:c="2"/>geom_smooth(method = "lm")+ #Método lm, Regressão linear</text:p>
      <text:p text:style-name="P1228"><text:s text:c="2"/>labs(title = </text:p>
      <text:p text:style-name="P1229"><text:s text:c="9"/>sprintf("Regressão linear\nR-quadrado = %1.3f\nEquação: %1.2fX+%1.2f\nCoeficiente de correlação linear = %1.3f",</text:p>
      <text:p text:style-name="P1230"><text:s text:c="17"/>summary(model)$r.squared, #R-quadrado</text:p>
      <text:p text:style-name="P1231"><text:s text:c="17"/>summary(model)$coefficients[2], #coeficiente A de Y=AX+B</text:p>
      <text:p text:style-name="P1232"><text:s text:c="17"/>summary(model)$coefficients[1], #coeficiente B de Y=AX+B</text:p>
      <text:p text:style-name="P1233"><text:s text:c="17"/>cor(y,x)),#Coeficiente de correlação linear</text:p>
      <text:p text:style-name="P1234"><text:s text:c="7"/>color = #legenda color (reta)</text:p>
      <text:p text:style-name="P1235"><text:s text:c="9"/>sprintf("Equação: %1.2fX+%1.2f",</text:p>
      <text:p text:style-name="P1236"><text:s text:c="17"/>summary(model)$coefficients[2], #coeficiente A de Y=AX+B</text:p>
      <text:p text:style-name="P1237"><text:s text:c="17"/>summary(model)$coefficients[1]))+ #coeficiente B de Y=AX+B</text:p>
      <text:p text:style-name="P1238"><text:s text:c="9"/>#Função de C printf, que retorna um vetor de caracteres,</text:p>
      <text:p text:style-name="P1239"><text:s text:c="9"/>#contendo uma combinação de formatada de texto e valores de variáveis</text:p>
      <text:p text:style-name="P1240"><text:s text:c="9"/>#"\n" = Próxima linha</text:p>
      <text:p text:style-name="P1241"><text:s text:c="9"/>#"%1.2f" = "%" imprimir argumentos,</text:p>
      <text:p text:style-name="P1242"><text:s text:c="20"/>#"1" tamanho minimo do campo,</text:p>
      <text:p text:style-name="P1243"><text:s text:c="20"/>#"2" número de casas decimais e </text:p>
      <text:p text:style-name="P1244"><text:s text:c="20"/>#"f" ponto flutuante.</text:p>
      <text:p text:style-name="P1245"><text:s text:c="2"/>scale_color_grey()+ #Adiciona escala de cinza na variável color</text:p>
      <text:p text:style-name="P1246"><text:s text:c="2"/>scale_fill_grey()+ #Adiciona escala de cinza na variável fill</text:p>
      <text:p text:style-name="P1247"><text:s text:c="2"/>theme_bw(base_size = 18)+ #Adiciona tema "black and white" e tamanho da fonte</text:p>
      <text:p text:style-name="P1248"><text:s text:c="2"/>theme(plot.title = element_text(hjust = 0.5)) #Alinhamento horizontal do título</text:p>
      <text:p text:style-name="P1249"/>
      <text:p text:style-name="P1250">#Fechando dispositivo gráfico</text:p>
      <text:p text:style-name="P1251">dev.off()</text:p>
      <text:p text:style-name="Pagebreak"/>
      <text:p text:style-name="FigureWithCaption"><draw:frame draw:name="img45" svg:width="909.4736842105264pt" svg:height="401.6842105263158pt"><draw:image xlink:href="Pictures/354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7">
        <text:list-item>
          <text:p text:style-name="P1252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52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52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52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52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55.png" xlink:type="simple" xlink:show="embed" xlink:actuate="onLoad"/></draw:frame></text:p>
      <text:p text:style-name="FigureCaption">Gráfico sem efeito jitter.</text:p>
      <text:p text:style-name="FigureWithCaption"><draw:frame draw:name="img47" style:rel-width="50.0%" style:rel-height="scale" svg:width="527.7486910994764pt" svg:height="326.4502617801047pt"><draw:image xlink:href="Pictures/356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58">
        <text:list-item>
          <text:p text:style-name="P1253">Divide o gráfico em vários painéis.<text:line-break/></text:p>
        </text:list-item>
        <text:list-item>
          <text:p text:style-name="P1253">O <text:span text:style-name="Source_Text">facet_grid()</text:span> forma uma matriz de painéis definidos por variáveis de facetação de linha e coluna.<text:line-break/></text:p>
        </text:list-item>
        <text:list-item>
          <text:p text:style-name="P1253">É mais útil quando se tem duas variáveis discretas e todas as combinações das variáveis existem nos dados.<text:line-break/></text:p>
        </text:list-item>
        <text:list-item>
          <text:p text:style-name="P1253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8" svg:width="405.09090909090907pt" svg:height="225.45454545454547pt"><draw:image xlink:href="Pictures/357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59">
        <text:list-item>
          <text:p text:style-name="P1254">Principais argumentos do <text:span text:style-name="Source_Text">facet_grid()</text:span>:<text:line-break/></text:p>
          <text:list text:style-name="L360">
            <text:list-item>
              <text:p text:style-name="P1255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55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55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55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55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1">
        <text:list-item>
          <text:p text:style-name="P1256">Exemplos - <text:span text:style-name="Source_Text">facet_grid()</text:span> alterando parâmetros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0" style:rel-width="50.0%" style:rel-height="scale" svg:width="527.7486910994764pt" svg:height="326.4502617801047pt"><draw:image xlink:href="Pictures/359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2" style:rel-width="50.0%" style:rel-height="scale" svg:width="672.0pt" svg:height="537.0pt"><draw:image xlink:href="Pictures/361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2">
        <text:list-item>
          <text:p text:style-name="P1257">Trata-se de um ajuste de curva de tendência entre duas variáveis numéricas.<text:line-break/></text:p>
        </text:list-item>
        <text:list-item>
          <text:p text:style-name="P1257">Usa o modelo de regressão local para gerar uma curva suavizada que melhor se ajuste aos pontos.<text:line-break/></text:p>
        </text:list-item>
        <text:list-item>
          <text:p text:style-name="P1257">Na regressão local, estima-se uma função na vizinhança de cada ponto de interesse.<text:line-break/></text:p>
        </text:list-item>
        <text:list-item>
          <text:p text:style-name="P1257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5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57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57">Principais argumentos da função <text:span text:style-name="Source_Text">geom_smooth()</text:span>:<text:line-break/></text:p>
          <text:list text:style-name="L363">
            <text:list-item>
              <text:p text:style-name="P1258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58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2/" xlink:type="simple" xlink:show="embed" xlink:actuate="onLoad"/></draw:frame>), enquanto números maiores (<draw:frame draw:style-name="fr1" text:anchor-type="as-char"><draw:object xlink:href="Formula-364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58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4">
        <text:list-item>
          <text:p text:style-name="P1259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3" style:rel-width="50.0%" style:rel-height="scale" svg:width="527.7486910994764pt" svg:height="326.4502617801047pt"><draw:image xlink:href="Pictures/366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4" style:rel-width="50.0%" style:rel-height="scale" svg:width="527.7486910994764pt" svg:height="326.4502617801047pt"><draw:image xlink:href="Pictures/367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5">
        <text:list-item>
          <text:p text:style-name="P1260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260">Pacotes auxiliares ao ggplot:<text:line-break/></text:p>
          <text:list text:style-name="L366">
            <text:list-item>
              <text:p text:style-name="P1261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261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261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261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7" svg:width="1112.0pt" svg:height="696.0pt"><draw:image xlink:href="Pictures/370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7">
        <text:list-item>
          <text:p text:style-name="P1262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68">
        <text:list-item>
          <text:p text:style-name="P1263">Dados que podem apresentam diversos problemas ao utilizar dados abertos ou quando várias pessoas digitaram os dados.<text:line-break/></text:p>
        </text:list-item>
        <text:list-item>
          <text:p text:style-name="P1263">Registros que necessitam de ajustes antes de sua análise.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1T10:10:28Z</meta:creation-date>
    <dc:date>2023-07-21T10:10:2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07/content.xml><?xml version="1.0" encoding="utf-8"?>
<math xmlns="http://www.w3.org/1998/Math/MathML" display="inline">
  <msup>
    <mi>R</mi>
    <mn>2</mn>
  </msup>
</math>
</file>

<file path=Formula-309/content.xml><?xml version="1.0" encoding="utf-8"?>
<math xmlns="http://www.w3.org/1998/Math/MathML" display="block">
  <mrow>
    <mi>y</mi>
    <mo>=</mo>
    <mi>A</mi>
    <mo>+</mo>
    <mi>B</mi>
    <mi>x</mi>
  </mrow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inline">
  <mi>A</mi>
</math>
</file>

<file path=Formula-313/content.xml><?xml version="1.0" encoding="utf-8"?>
<math xmlns="http://www.w3.org/1998/Math/MathML" display="inline">
  <mi>B</mi>
</math>
</file>

<file path=Formula-31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1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3/content.xml><?xml version="1.0" encoding="utf-8"?>
<math xmlns="http://www.w3.org/1998/Math/MathML" display="inline">
  <mi>n</mi>
</math>
</file>

<file path=Formula-325/content.xml><?xml version="1.0" encoding="utf-8"?>
<math xmlns="http://www.w3.org/1998/Math/MathML" display="inline">
  <msub>
    <mi>x</mi>
    <mi>i</mi>
  </msub>
</math>
</file>

<file path=Formula-327/content.xml><?xml version="1.0" encoding="utf-8"?>
<math xmlns="http://www.w3.org/1998/Math/MathML" display="inline">
  <msub>
    <mi>y</mi>
    <mi>i</mi>
  </msub>
</math>
</file>

<file path=Formula-329/content.xml><?xml version="1.0" encoding="utf-8"?>
<math xmlns="http://www.w3.org/1998/Math/MathML" display="inline">
  <mrow>
    <mi>x</mi>
    <mi>y</mi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2/content.xml><?xml version="1.0" encoding="utf-8"?>
<math xmlns="http://www.w3.org/1998/Math/MathML" display="inline">
  <msup>
    <mi>R</mi>
    <mn>2</mn>
  </msup>
</math>
</file>

<file path=Formula-334/content.xml><?xml version="1.0" encoding="utf-8"?>
<math xmlns="http://www.w3.org/1998/Math/MathML" display="inline">
  <mrow>
    <mn>0</mn>
    <mi>%</mi>
  </mrow>
</math>
</file>

<file path=Formula-336/content.xml><?xml version="1.0" encoding="utf-8"?>
<math xmlns="http://www.w3.org/1998/Math/MathML" display="inline">
  <mrow>
    <mn>10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sup>
    <mi>R</mi>
    <mn>2</mn>
  </msup>
</math>
</file>

<file path=Formula-342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4/content.xml><?xml version="1.0" encoding="utf-8"?>
<math xmlns="http://www.w3.org/1998/Math/MathML" display="inline">
  <mi>A</mi>
</math>
</file>

<file path=Formula-346/content.xml><?xml version="1.0" encoding="utf-8"?>
<math xmlns="http://www.w3.org/1998/Math/MathML" display="inline">
  <mrow>
    <mi>y</mi>
    <mo>=</mo>
    <mi>A</mi>
    <mo>+</mo>
    <mi>B</mi>
    <mi>x</mi>
  </mrow>
</math>
</file>

<file path=Formula-348/content.xml><?xml version="1.0" encoding="utf-8"?>
<math xmlns="http://www.w3.org/1998/Math/MathML" display="inline">
  <mi>B</mi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row>
    <mi>y</mi>
    <mo>=</mo>
    <mi>A</mi>
    <mo>+</mo>
    <mi>B</mi>
    <mi>x</mi>
  </mrow>
</math>
</file>

<file path=Formula-352/content.xml><?xml version="1.0" encoding="utf-8"?>
<math xmlns="http://www.w3.org/1998/Math/MathML" display="inline">
  <msup>
    <mi>R</mi>
    <mn>2</mn>
  </msup>
</math>
</file>

<file path=Formula-362/content.xml><?xml version="1.0" encoding="utf-8"?>
<math xmlns="http://www.w3.org/1998/Math/MathML" display="inline">
  <mrow>
    <mn>0</mn>
    <mo>&gt;</mo>
    <mi>x</mi>
    <mo>&gt;</mo>
    <mn>1</mn>
  </mrow>
</math>
</file>

<file path=Formula-364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